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 Unicode MS" style:font-name-asian="Arial Unicode MS" style:font-name-complex="Arial Unicode MS"/>
    </style:style>
    <style:style style:name="ce3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 Unicode MS" style:font-name-asian="Arial Unicode MS" style:font-name-complex="Arial Unicode MS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8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  <style:text-properties style:font-name="Arial Unicode MS" style:font-name-asian="Arial Unicode MS" style:font-name-complex="Arial Unicode M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Arial Unicode MS" style:font-name-asian="Arial Unicode MS" style:font-name-complex="Arial Unicode MS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1" table:number-rows-spanned="2" table:style-name="ce14">
            <text:p>專任教師獲科技部傑出研究獎統計表</text:p>
          </table:table-cell>
          <table:covered-table-cell table:number-columns-repeated="20"/>
          <table:table-cell table:number-columns-repeated="16363"/>
        </table:table-row>
        <table:table-row table:style-name="ro1">
          <table:covered-table-cell/>
          <table:covered-table-cell table:number-columns-repeated="20"/>
          <table:table-cell table:number-columns-repeated="16363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學年度</text:p>
          </table:table-cell>
          <table:table-cell office:value-type="string" table:style-name="ce7">
            <text:p>人數</text:p>
          </table:table-cell>
          <table:table-cell office:value-type="string" table:number-columns-spanned="19" table:number-rows-spanned="1" table:style-name="ce13">
            <text:p>名單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float" office:value="4" table:style-name="ce3">
            <text:p>4</text:p>
          </table:table-cell>
          <table:table-cell office:value-type="string" table:number-columns-spanned="19" table:number-rows-spanned="1" table:style-name="ce18">
            <text:p>電機系－吳炳飛；資工系－曾新穆；材料系－張翼；生科系－黃憲達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1">
            <text:p>電子系－荊鳳德；電機系－簡仁宗；材料系－韋光華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float" office:value="4" table:style-name="ce3">
            <text:p>4</text:p>
          </table:table-cell>
          <table:table-cell office:value-type="string" table:number-columns-spanned="19" table:number-rows-spanned="1" table:style-name="ce11">
            <text:p>材料系－陳三元；環工所－葉弘德；應數系－楊一帆；外文系－馮品佳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1">
            <text:p>資工系－陳志成；材料系－張翼；環工所－蔡春進；工管系－彭文理；教育所－佘曉清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1">
            <text:p>電機系－王蒞君；電物系－陳永富；應數系－賴明治；物理所－林志忠；交通所－許鉅秉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1">
            <text:p>電子系－荊鳳德；電機系－簡仁宗；材料系－韋光華；環工所－黃志彬、葉弘德；生科系－黃憲達；外文系－馮品佳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float" office:value="6" table:style-name="ce3">
            <text:p>6</text:p>
          </table:table-cell>
          <table:table-cell office:value-type="string" table:number-columns-spanned="19" table:number-rows-spanned="1" table:style-name="ce11">
            <text:p>電子系－李鎮宜；電機系－張仲儒；資工系－曾煜棋；工管系－彭文理；外文系－林若望；教育所－佘曉清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1">
            <text:p>光電系－謝漢萍；材料系－張翼、陳三元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1">
            <text:p>電機系－郭仁財；環工所－葉弘德；外文系－馮品佳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1">
            <text:p>電機系－簡仁宗；機械系－白明憲；交通所－許鉅秉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float" office:value="0" table:style-name="ce3">
            <text:p>0</text:p>
          </table:table-cell>
          <table:table-cell table:number-columns-spanned="19" table:number-rows-spanned="1" table:style-name="ce11"/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3" table:style-name="ce2">
            <text:p>93</text:p>
          </table:table-cell>
          <table:table-cell office:value-type="float" office:value="6" table:style-name="ce3">
            <text:p>6</text:p>
          </table:table-cell>
          <table:table-cell office:value-type="string" table:number-columns-spanned="19" table:number-rows-spanned="1" table:style-name="ce11">
            <text:p>電子系－雷添福；土木系－黃炯憲；環工所－蔡春進；電物系－陳永富；外文系－林若望；教育所－林珊如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float" office:value="10" table:style-name="ce3">
            <text:p>10</text:p>
          </table:table-cell>
          <table:table-cell office:value-type="string" table:number-columns-spanned="19" table:number-rows-spanned="1" table:style-name="ce11">
            <text:p>電子系－莊紹勳；電機系－張仲儒；資工系－曾煜棋；機械系－曲新生；材料系－韋光華；應數系－賴明治；統計所－王維菁；工管系－彭文理；資管所－黎漢林；教育所－佘曉清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1" table:style-name="ce2">
            <text:p>91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1">
            <text:p>資工系－林一平；土木系－黃金維；機械系－曾錦煥；環工所－黃志彬；工管系－蘇朝墩；教育所－周倩、蔡今中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float" office:value="0" table:style-name="ce3">
            <text:p>0</text:p>
          </table:table-cell>
          <table:table-cell table:number-columns-spanned="19" table:number-rows-spanned="1" table:style-name="ce11"/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9" table:style-name="ce2">
            <text:p>89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1">
            <text:p>電子系－莊紹勳；電機系－林進燈；資工系－曾煜棋；土木系－黃金維；環工所－黃志彬；應數系－蔡孟傑；經管所－張保隆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8" table:style-name="ce2">
            <text:p>88</text:p>
          </table:table-cell>
          <table:table-cell office:value-type="float" office:value="11" table:style-name="ce3">
            <text:p>11</text:p>
          </table:table-cell>
          <table:table-cell office:value-type="string" table:number-columns-spanned="19" table:number-rows-spanned="1" table:style-name="ce11">
            <text:p>電子系－曾俊元；資工系－林一平；機械系－曲新生、曾錦煥、戈正銘；應化系－張豐志；生科系－毛仁淡；工管系－蘇朝墩；資管所－黎漢林；教育所－周倩、蔡今中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1">
            <text:p>電子系－沈文仁；電機系－尉應時、林進燈；土木系－黃金維；應數系－林松山；應化系－許千樹；經管所－吳壽山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float" office:value="13" table:style-name="ce3">
            <text:p>13</text:p>
          </table:table-cell>
          <table:table-cell office:value-type="string" table:number-columns-spanned="19" table:number-rows-spanned="1" table:style-name="ce11">
            <text:p>電子系－吳慶源、吳重雨、李建平、曾俊元、黃遠東；電機系－李祖添、陳信宏；資工系－林一平；土木系－方永壽；機械系－李安謙；應化系－張豐志；資管所－黎漢林；教育所－周倩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float" office:value="10" table:style-name="ce3">
            <text:p>10</text:p>
          </table:table-cell>
          <table:table-cell office:value-type="string" table:number-columns-spanned="19" table:number-rows-spanned="1" table:style-name="ce11">
            <text:p>電子系－莊紹勳；電機系－莊晴光、尉應時、林進燈；資工系－蔡中川、孫春在；機械系－蔡忠杓；應化系－許千樹；經管所－吳壽山、張保隆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4" table:style-name="ce2">
            <text:p>84</text:p>
          </table:table-cell>
          <table:table-cell office:value-type="float" office:value="13" table:style-name="ce3">
            <text:p>13</text:p>
          </table:table-cell>
          <table:table-cell office:value-type="string" table:number-columns-spanned="19" table:number-rows-spanned="1" table:style-name="ce11">
            <text:p>電子系－吳慶源、吳重雨、李建平、曾俊元；電機系－李祖添；光電系－祁甡；資工系－陳稔；土木系－黃安斌；機械系－李安謙；電物系－褚徳三；應化系－李遠鵬、張豐志；科管所－曾國雄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3" table:style-name="ce2">
            <text:p>83</text:p>
          </table:table-cell>
          <table:table-cell office:value-type="float" office:value="12" table:style-name="ce3">
            <text:p>12</text:p>
          </table:table-cell>
          <table:table-cell office:value-type="string" table:number-columns-spanned="19" table:number-rows-spanned="1" table:style-name="ce11">
            <text:p>電子系－張俊彥、魏哲和；電機系－莊晴光、尉應時、陳信宏；光電系－潘犀靈；資工系－蔡文祥、蔡中川；機械系－林清發；應數系－張鎮華；應化系－許千樹；外文系－周英雄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2" table:style-name="ce2">
            <text:p>82</text:p>
          </table:table-cell>
          <table:table-cell office:value-type="float" office:value="8" table:style-name="ce3">
            <text:p>8</text:p>
          </table:table-cell>
          <table:table-cell office:value-type="string" table:number-columns-spanned="19" table:number-rows-spanned="1" table:style-name="ce11">
            <text:p>電子系－吳慶源、李建平；光電系－祁甡；資工系－陳稔；機械系－蔡忠杓、李安謙；應化系－李遠鵬；科管所－曾國雄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float" office:value="8" table:style-name="ce3">
            <text:p>8</text:p>
          </table:table-cell>
          <table:table-cell office:value-type="string" table:number-columns-spanned="19" table:number-rows-spanned="1" table:style-name="ce11">
            <text:p>電子系－魏哲和；電機系－李祖添、莊晴光；光電系－潘犀靈、王淑霞；資工系－蔡文祥；機械系－林清發；應數系－林松山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1">
            <text:p>電子系－吳慶源、張俊彥；機械系－蔡忠杓；應數系－張鎮華；應化系－李遠鵬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float" office:value="7" table:style-name="ce3">
            <text:p>7</text:p>
          </table:table-cell>
          <table:table-cell office:value-type="string" table:number-columns-spanned="19" table:number-rows-spanned="1" table:style-name="ce11">
            <text:p>電子系－魏哲和；電機系－李祖添；光電系－潘犀靈、王淑霞；資工系－蔡文祥；機械系－林清發；應數系－林松山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float" office:value="4" table:style-name="ce3">
            <text:p>4</text:p>
          </table:table-cell>
          <table:table-cell office:value-type="string" table:number-columns-spanned="19" table:number-rows-spanned="1" table:style-name="ce11">
            <text:p>電子系－吳慶源、張俊彥、吳重雨；應化系－李遠鵬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7" table:style-name="ce2">
            <text:p>77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1">
            <text:p>電子系－吳啟宗；資工系－蔡文祥；機械系－林清發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float" office:value="3" table:style-name="ce3">
            <text:p>3</text:p>
          </table:table-cell>
          <table:table-cell office:value-type="string" table:number-columns-spanned="19" table:number-rows-spanned="1" table:style-name="ce11">
            <text:p>電子系－吳慶源、張俊彥；應數系－吳培元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5" table:style-name="ce2">
            <text:p>75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19" table:number-rows-spanned="1" table:style-name="ce11">
            <text:p>電子系－吳啟宗</text:p>
          </table:table-cell>
          <table:covered-table-cell table:number-columns-repeated="18"/>
          <table:table-cell table:number-columns-repeated="16363"/>
        </table:table-row>
        <table:table-row table:style-name="ro2">
          <table:table-cell office:value-type="float" office:value="74" table:style-name="ce2">
            <text:p>74</text:p>
          </table:table-cell>
          <table:table-cell office:value-type="float" office:value="5" table:style-name="ce3">
            <text:p>5</text:p>
          </table:table-cell>
          <table:table-cell office:value-type="string" table:number-columns-spanned="19" table:number-rows-spanned="1" table:style-name="ce11">
            <text:p>電子系－吳慶源、張俊彥；應數系－吳培元、鄭國順；科管所－曾國雄</text:p>
          </table:table-cell>
          <table:covered-table-cell table:number-columns-repeated="18"/>
          <table:table-cell table:number-columns-repeated="16363"/>
        </table:table-row>
        <table:table-row table:style-name="ro3">
          <table:table-cell office:value-type="string" table:style-name="ce4">
            <text:p>總計</text:p>
          </table:table-cell>
          <table:table-cell office:value-type="float" office:value="183" table:formula="of:=SUM([.B5:.B35])" table:style-name="ce5">
            <text:p>183</text:p>
          </table:table-cell>
          <table:table-cell table:number-columns-spanned="19" table:number-rows-spanned="1" table:style-name="ce16"/>
          <table:covered-table-cell table:number-columns-repeated="18"/>
          <table:table-cell table:number-columns-repeated="16363"/>
        </table:table-row>
        <table:table-row table:number-rows-repeated="3" table:style-name="ro2">
          <table:table-cell table:number-columns-repeated="21" table:style-name="ce8"/>
          <table:table-cell table:number-columns-repeated="16363"/>
        </table:table-row>
        <table:table-row table:style-name="ro2">
          <table:table-cell office:value-type="string" table:number-columns-spanned="21" table:number-rows-spanned="1" table:style-name="ce9">
            <text:p>資料來源：本校研發處，統計至105/3/14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table:number-columns-repeated="21" table:style-name="ce8"/>
          <table:table-cell table:number-columns-repeated="16363"/>
        </table:table-row>
        <table:table-row table:number-rows-repeated="1048535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6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8T02:08:12Z</meta:creation-date>
    <dc:date>2016-08-24T13:27:23Z</dc:date>
    <meta:print-date>2016-08-24T13:27:12Z</meta:print-date>
  </office:meta>
</office:document-meta>
</file>